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paragraph-rsid="00134a89"/>
    </style:style>
    <style:style style:name="T1" style:family="text">
      <style:text-properties officeooo:rsid="00134a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ve written a little introduction and howto for the Team Project feature of OmegaT. This information was not vetted by the OmegaT developers, so if you spot anything that is incorrect, please let me know.</text:span></text:p>
      <text:p text:style-name="P1"><text:span text:style-name="T1"/></text:p>
      <text:p text:style-name="P1"><text:span text:style-name="T1">This how-to is specifically aimed at translators with little or no knowledge of SVN and who have no interest in learning SVN beyond what is necessary for using the Team Project feature in OmegaT. The how-to is primarily about internet-based SVN services.</text:span></text:p>
      <text:p text:style-name="P1"><text:span text:style-name="T1"/></text:p>
      <text:p text:style-name="P1"><text:span text:style-name="T1">The Team Project feature in OmegaT is a "work in progress" -- eventually many of the steps in this how-to should be done automatically by OmegaT, but for the moment, setting up a Team Project involves a bit of manual preparation (fortunately, only at the start of the project).</text:span></text:p>
      <text:p text:style-name="P1"><text:span text:style-name="T1"/></text:p>
      <text:p text:style-name="P1"><text:span text:style-name="T1">Some of the steps in this how-to are not compulsory, but they are stated here as best practice, to help prevent possible misconfiguration errors.</text:span></text:p>
      <text:p text:style-name="P1"><text:span text:style-name="T1"/></text:p>
      <text:p text:style-name="P1"><text:span text:style-name="T1">Introduction:</text:span></text:p>
      <text:p text:style-name="P1"><text:span text:style-name="T1"/></text:p>
      <text:p text:style-name="P1"><text:span text:style-name="T1">The Team Project feature in OmegaT makes it possible for multiple translators to work on the same translation project, over the internet (or over a private network), using a synchronised project memory and a synchronised project glossary.</text:span></text:p>
      <text:p text:style-name="P1"><text:span text:style-name="T1"/></text:p>
      <text:p text:style-name="P1"><text:span text:style-name="T1">Requirements:</text:span></text:p>
      <text:p text:style-name="P1"><text:span text:style-name="T1"/></text:p>
      <text:p text:style-name="P1"><text:span text:style-name="T1">To use the Team Project feature, the team leader must ideally know how to use SVN. No SVN knowledge is required of translators (team members).</text:span></text:p>
      <text:p text:style-name="P1"><text:span text:style-name="T1"/></text:p>
      <text:p text:style-name="P1"><text:span text:style-name="T1">It is not necessary for team members to be constantly connected to the internet, but if there is a continuous internet connection, the latest translations are shared in real-time.</text:span></text:p>
      <text:p text:style-name="P1"><text:span text:style-name="T1"/></text:p>
      <text:p text:style-name="P1"><text:span text:style-name="T1">Team members must have usernames on the SVN server (in some cases, the team leader may create their user accounts for them, or sometimes they will be required to create their own accounts, via the SVN service's web site). </text:span></text:p>
      <text:p text:style-name="P1"><text:span text:style-name="T1"/></text:p>
      <text:p text:style-name="P1"><text:span text:style-name="T1">The team leader must have an SVN client installed on his computer, to perform the initial project upload.</text:span></text:p>
      <text:p text:style-name="P1"><text:span text:style-name="T1"/></text:p>
      <text:p text:style-name="P1"><text:span text:style-name="T1">Team members must use OmegaT version 2.6.1_2 or newer.</text:span></text:p>
      <text:p text:style-name="P1"><text:span text:style-name="T1"/></text:p>
      <text:p text:style-name="P1"><text:span text:style-name="T1">Workflow (team leader):</text:span></text:p>
      <text:p text:style-name="P1"><text:span text:style-name="T1"/></text:p>
      <text:p text:style-name="P1"><text:span text:style-name="T1">The team leader must prepare the OmegaT project initially, and upload it to the SVN server (by the way, in SVN terminology, this upload action may be called "import" or "add" or "commit", depending on what upload method you use -- this how-to describes the import method). Obviously the team leader must also prepare the SVN space on the SVN server, which may be difficult or easy, depending on which SVN service is used.</text:span></text:p>
      <text:p text:style-name="P1"><text:span text:style-name="T1"/></text:p>
      <text:p text:style-name="P1"><text:span text:style-name="T1">If you are the team leader, start by creating a new OmegaT project using "Project &gt; New" in OmegaT.</text:span></text:p>
      <text:p text:style-name="P1"><text:span text:style-name="T1"/></text:p>
      <text:p text:style-name="P1"><text:span text:style-name="T1">If you have glossaries or additional translation memories or dictionaries that you want your translators to use, copy them to that OmegaT project. Also copy the source language files to the OmegaT project.</text:span></text:p>
      <text:p text:style-name="P1"><text:soft-page-break/><text:span text:style-name="T1"/></text:p>
      <text:p text:style-name="P1"><text:span text:style-name="T1">Then, before you can upload the OmegaT project, you must do three things:</text:span></text:p>
      <text:p text:style-name="P1"><text:span text:style-name="T1"/></text:p>
      <text:p text:style-name="P1"><text:span text:style-name="T1">1. Translate at least one segment, so that OmegaT create a file called "project_save.tmx" in the project's /omegat/ subfolder. It is vital that your OmegaT project contains a file called "project_save.tmx" in the project's /omegat/ subfolder *before* you upload the project to the SVN server. Do not upload your OmegaT project to the SVN server unless there is a file in the project's /omegat/ subfolder called "project_save.tmx".</text:span></text:p>
      <text:p text:style-name="P1"><text:span text:style-name="T1"/></text:p>
      <text:p text:style-name="P1"><text:span text:style-name="T1">2. Apart from the file called "project_save.tmx", there should be no other files in the project's /omegat/ subfolder. OmegaT usually creates extra files in that subfolder, e.g. backup TMXes and various text files. Therefore, delete those files from the /omegat/ subfolder so that you only have a file called "project_save.tmx" in that subfolder.</text:span></text:p>
      <text:p text:style-name="P1"><text:span text:style-name="T1"/></text:p>
      <text:p text:style-name="P1"><text:span text:style-name="T1">3. Add at least one term to the project glossary, so that OmegaT create a file called "-glossary.txt" in the project's /glossary/ subfolder. If you don't do this step, team members will not be able to share other team members' project glossaries as and when they update the their project glossaries, but team members will still be able to download glossaries that the team leader uploads separately.</text:span></text:p>
      <text:p text:style-name="P1"><text:span text:style-name="T1"/></text:p>
      <text:p text:style-name="P1"><text:span text:style-name="T1">When the initial OmegaT project has been created and all the files have been added to it, and you have verified that there is a file called "project_save.tmx" in the /omegat/ subfolder, use the "import" feature on your SVN client to upload the OmegaT project to the SVN server.</text:span></text:p>
      <text:p text:style-name="P1"><text:span text:style-name="T1"/></text:p>
      <text:p text:style-name="P1"><text:span text:style-name="T1">Note: It is important that you specify or create a subfolder on the SVN server that has the same name as the OmegaT project, because (a) it will remind team members what the project's name is (which is important, for technical reasons) and (b) some SVN clients don't upload the containing folder but only the files in it (which is not ideal).</text:span></text:p>
      <text:p text:style-name="P1"><text:span text:style-name="T1"/></text:p>
      <text:p text:style-name="P1"><text:span text:style-name="T1">Finally, tell the team members what the project URL is. The project URL consists of the "checkout" URL plus the subfolder (or, in other words, the checkout URL plus the name of the OmegaT project), with a trailing slash. For example, if the SVN server's checkout URL is https://myserver.com/a/b/c/ourproject/, and if the OmegaT project is called "test", then the project URL would be https://myserver.com/a/b/c/ourproject/test/.</text:span></text:p>
      <text:p text:style-name="P1"><text:span text:style-name="T1"/></text:p>
      <text:p text:style-name="P1"><text:span text:style-name="T1">Workflow (team member, i.e. translator):</text:span></text:p>
      <text:p text:style-name="P1"><text:span text:style-name="T1"/></text:p>
      <text:p text:style-name="P1"><text:span text:style-name="T1">At the beginning, team members must download the OmegaT project once. This initial download happens only once. After the initial download, OmegaT behaves pretty much like it always does, just as it would if you were translating a non-team project. Whenever you open an existing project to continue working on it, OmegaT automatically detects if it is a team project, and if so, it performs the team-related actions in the background.</text:span></text:p>
      <text:p text:style-name="P1"><text:span text:style-name="T1"/></text:p>
      <text:p text:style-name="P1"><text:span text:style-name="T1">If you are a translator, you should have received a project URL from your team leader (OmegaT calls this the "Repository URL"). Depending on the SVN service, your team leader may have given you a username (and password), or you may need to register your own username at the SVN service's web site. If you register your own username, tell the team leader what your username is, so that he can authorise your username to use the project's SVN space.</text:span></text:p>
      <text:p text:style-name="P1"><text:span text:style-name="T1"/></text:p>
      <text:p text:style-name="P1"><text:span text:style-name="T1">Before you begin, create a folder on your computer that has the same name as the team project (this is to prevent you from accidentally downloading the project files without the top-level folder, which would be messy).</text:span></text:p>
      <text:p text:style-name="P1"><text:span text:style-name="T1"/></text:p>
      <text:p text:style-name="P1"><text:soft-page-break/><text:span text:style-name="T1">Once you've created that folder, begin the first-time download of the OmegaT project by using "Project &gt; Download Team Project" in OmegaT.</text:span></text:p>
      <text:p text:style-name="P1"><text:span text:style-name="T1"/></text:p>
      <text:p text:style-name="P1"><text:span text:style-name="T1">In the first dialog that follows, select "SVN", and paste the project URL into the "Repository URL" field). Then use the "..." button next to the Local Folder field to browse to the folder you created on your computer for the project. In the second dialog (which may not appear, if your computer saved the information previously), fill in your username and password for the SVN server.</text:span></text:p>
      <text:p text:style-name="P1"><text:span text:style-name="T1"/></text:p>
      <text:p text:style-name="P1"><text:span text:style-name="T1">OmegaT will then download the team's project files to the folder on your computer. When this is done, you may exit OmegaT, or start translating.</text:span></text:p>
      <text:p text:style-name="P1"><text:span text:style-name="T1"/></text:p>
      <text:p text:style-name="P1"><text:span text:style-name="T1">Remember, if you exit OmegaT and you wish to continue your translation later, use the "Project &gt; Open" menu in OmegaT, as you would do for any other offline project. The "Project &gt; Download Team Project" menu should only be used once, at the start of the translation project.</text:span></text:p>
      <text:p text:style-name="P1"><text:span text:style-name="T1"/></text:p>
      <text:p text:style-name="P1"><text:span text:style-name="T1">What happens during a Team Project translation:</text:span></text:p>
      <text:p text:style-name="P1"><text:span text:style-name="T1"/></text:p>
      <text:p text:style-name="P1"><text:span text:style-name="T1">Whenever you press "Save" in OmegaT, or whenever OmegaT autosaves the project, OmegaT detects which segments are newly translated on your computer, and uploads them to the SVN server, and at the same time OmegaT detects which segments on the SVN server are newly translated (by other team members), and downloads them to your computer (this explanation is highly simplified). OmegaT automatically keeps the project memory in sync for you, so you can continue to do exactly what you always do during any other OmegaT translation session.</text:span></text:p>
      <text:p text:style-name="P1"><text:span text:style-name="T1"/></text:p>
      <text:p text:style-name="P1"><text:span text:style-name="T1">If your team leader had prepared a project glossary when he initially uploaded the OmegaT project, then the project glossary will also synchronised.</text:span></text:p>
      <text:p text:style-name="P1"><text:span text:style-name="T1"/></text:p>
      <text:p text:style-name="P1"><text:span text:style-name="T1">By the way, by "project memory" we mean /omegat/project_save.tmx, and by "project glossary" we mean the file that is usually named /glossary/-glossary.txt.</text:span></text:p>
      <text:p text:style-name="P1"><text:span text:style-name="T1"/></text:p>
      <text:p text:style-name="P1"><text:span text:style-name="T1">No other files are synchronised apart from the project memory and the project glossary. If you add additional glossaries, memories or dictionaries (or even additional source language files) in the team project, those files will be used on your computer but will not be shared with any other team members. If you want such a file to be shared with other team members, send it to the team leader and ask him to upload it (if he knows how).</text:span></text:p>
      <text:p text:style-name="P1"><text:span text:style-name="T1"/></text:p>
      <text:p text:style-name="P1"><text:span text:style-name="T1">Every time OmegaT saves the project, it will detect if your internet connection is active. If your connection changes from online to offline, or from offline to online, OmegaT will warn you about it, but will continue to work. If you are offline, you can continue to translate, and when you go online again, OmegaT will synchronise the project again.</text:span></text:p>
      <text:p text:style-name="P1"><text:span text:style-name="T1"/></text:p>
      <text:p text:style-name="P1"><text:span text:style-name="T1">Some error messages:</text:span></text:p>
      <text:p text:style-name="P1"><text:span text:style-name="T1"/></text:p>
      <text:p text:style-name="P1"><text:span text:style-name="T1">When: When you try to translate after the initial download.</text:span></text:p>
      <text:p text:style-name="P1"><text:span text:style-name="T1">Error message: The node /project_save.tmx was not found.</text:span></text:p>
      <text:p text:style-name="P1"><text:span text:style-name="T1">Possible cause: The team leader forgot to check whether a project_save.tmx file was present in the original project when he uploaded the project the first time.</text:span></text:p>
      <text:p text:style-name="P1"><text:span text:style-name="T1">Solution: The team leader has to upload a file called project_save.tmx to the SVN space.</text:span></text:p>
      <text:p text:style-name="P1"><text:span text:style-name="T1"/></text:p>
      <text:p text:style-name="P1"><text:span text:style-name="T1">When: When you first download the project.</text:span></text:p>
      <text:p text:style-name="P1"><text:span text:style-name="T1">Error message: Unable to read project file!</text:span></text:p>
      <text:p text:style-name="P1"><text:span text:style-name="T1">One possible cause: The URL you specified when you tried to download the team project does not </text:span><text:soft-page-break/><text:span text:style-name="T1">point to the correct subfolder on the SVN server.</text:span></text:p>
      <text:p text:style-name="P1"><text:span text:style-name="T1">Solution: The URL you receive from the team leader must not simply be the URL of the SVN space (i.e. not simply the checkout URL) but must be the URL of the subfolder on the server where the file called omegat.project is located.</text:span></text:p>
      <text:p text:style-name="P1"><text:span text:style-name="T1"/></text:p>
      <text:p text:style-name="P1"><text:span text:style-name="T1">Issues:</text:span></text:p>
      <text:p text:style-name="P1"><text:span text:style-name="T1"/></text:p>
      <text:p text:style-name="P1"><text:span text:style-name="T1">1. There is a noticeable lag when saving a project or when closing a project (and/or exiting OmegaT) while the files are being synchronised.</text:span></text:p>
      <text:p text:style-name="P1"><text:span text:style-name="T1"/></text:p>
      <text:p text:style-name="P1"><text:span text:style-name="T1">2. If you participate in multiple team projects, or if you participate in a team project later, you may find that your computer remembers your old username and password. I have no idea where this information is stored, and the best thing to do may be to uninstall all SVN programs from your computer, if you're a team member, while you participate in OmegaT team projects.</text:span></text:p>
      <text:p text:style-name="P1"><text:span text:style-name="T1"/></text:p>
      <text:p text:style-name="P1"><text:span text:style-name="T1">3. The dialog telling you that you've gone online or offline is a normal error message, so if you're a fast typist and you don't see it, you can end up cancelling it without noticing it. That is not a problem per se, except that one of your keypresses would not be sent to the edit pane (-:</text:span></text:p>
      <text:p text:style-name="P1"><text:span text:style-name="T1"/></text:p>
      <text:p text:style-name="P1"><text:span text:style-name="T1">4. Theoretically, the name of the project on the team leader's computer, the name of the project's subfolder on the SVN server, and the name of the project on the team member's computer, may all be different and do not have to be the same. In this howto they are all the same, only to help keep things simple.</text:span></text:p>
      <text:p text:style-name="P1"><text:span text:style-name="T1"/></text:p>
      <text:p text:style-name="P1"><text:span text:style-name="T1">5. If you use the "Project &gt; Download Team Project" menu a second time for the same project, you'll probably end up downloading the project to a new project folder, but since everything is synchronised, you should be able to continue using that new project as if it were the project you downloaded the first time.</text:span></text:p>
      <text:p text:style-name="P1"><text:span text:style-name="T1"/></text:p>
      <text:p text:style-name="P1"><text:span text:style-name="T1">6. If two translators translate the same source text segment, the translation submitted last is the one that ends up in the project memory. Newer translations of identical segments replace older translations, regardless of which file it is in or who wrote it. OmegaT does not automatically mark different translations of identical source language segments as alternative translations just because the creation usernames are different.</text:span></text:p>
      <text:p text:style-name="P1"><text:span text:style-name="T1"/></text:p>
      <text:p text:style-name="P1"><text:span text:style-name="T1">7. The project will also be synchronised if you create target documents (Ctrl+D), even if you don't save the project (Ctrl+S) before you do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yacheslav Vityuk</meta:initial-creator>
    <meta:creation-date>2013-04-17T17:46:37.34</meta:creation-date>
    <dc:date>2013-04-17T17:51:10.16</dc:date>
    <dc:creator>Vyacheslav Vityuk</dc:creator>
    <meta:editing-duration>P0D</meta:editing-duration>
    <meta:editing-cycles>1</meta:editing-cycles>
    <meta:document-statistic meta:table-count="0" meta:image-count="0" meta:object-count="0" meta:page-count="4" meta:paragraph-count="54" meta:word-count="1946" meta:character-count="11491" meta:non-whitespace-character-count="9598"/>
    <meta:generator>LibreOffice/4.0.0.3$Windows_x86 LibreOffice_project/7545bee9c2a0782548772a21bc84a9dcc583b89</meta:generator>
  </office:meta>
</office:document-meta>
</file>